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9.488cm" svg:height="6.776cm" svg:x="1.635cm" svg:y="10.52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layer="layout" svg:width="8.523cm" svg:height="6.776cm" svg:x="11.07cm" svg:y="10.527cm">
          <draw:object xlink:href="./Object 13" xlink:type="simple" xlink:show="embed" xlink:actuate="onLoad"/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8$Build-9364</meta:generator>
    <meta:creation-date>2010-06-03T11:45:38</meta:creation-date>
    <dc:date>2010-06-03T13:12:12</dc:date>
    <meta:editing-cycles>4</meta:editing-cycles>
    <meta:editing-duration>PT43M24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0.7538003921509pt" style:font-size-asian="10.7538003921509pt" style:font-size-complex="10.7538003921509pt"/>
    </style:style>
    <style:style style:name="ch3" style:family="chart">
      <style:graphic-properties draw:stroke="none" svg:stroke-color="#b3b3b3" draw:fill="none" draw:fill-color="#e6e6e6"/>
      <style:text-properties fo:font-size="6.61772346496582pt" style:font-size-asian="6.61772346496582pt" style:font-size-complex="6.61772346496582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style:font-size-asian="8pt" style:font-size-complex="8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ffffff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999999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489cm" svg:height="6.777cm" chart:class="chart:bar" chart:style-name="ch1">
        <chart:title svg:x="1.672cm" svg:y="0.205cm" chart:style-name="ch2">
          <text:p>Relative improvement from
 perturbed data</text:p>
        </chart:title>
        <chart:legend chart:legend-position="end" svg:x="7.179cm" svg:y="2.893cm" chart:style-name="ch3"/>
        <chart:plot-area chart:style-name="ch4" chart:data-source-has-labels="both" svg:x="0.188cm" svg:y="1.205cm" svg:width="7.117cm" svg:height="5.331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T test</text:p>
              </table:table-cell>
              <table:table-cell office:value-type="string">
                <text:p>NIST test digits</text:p>
              </table:table-cell>
            </table:table-row>
          </table:table-header-rows>
          <table:table-rows>
            <table:table-row>
              <table:table-cell office:value-type="string">
                <text:p>SDA1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DA2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MLP1</text:p>
              </table:table-cell>
              <table:table-cell office:value-type="float" office:value="5.2">
                <text:p>5.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MLP2</text:p>
              </table:table-cell>
              <table:table-cell office:value-type="float" office:value="-0.4">
                <text:p>-0.4</text:p>
              </table:table-cell>
              <table:table-cell office:value-type="float" office:value="-29">
                <text:p>-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2887144088745pt" style:font-size-asian="11.2887144088745pt" style:font-size-complex="11.2887144088745pt"/>
    </style:style>
    <style:style style:name="ch3" style:family="chart">
      <style:graphic-properties draw:stroke="none" svg:stroke-color="#b3b3b3" draw:fill="none" draw:fill-color="#e6e6e6"/>
      <style:text-properties fo:font-size="6.94690084457397pt" style:font-size-asian="6.94690084457397pt" style:font-size-complex="6.94690084457397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style:font-size-asian="8pt" style:font-size-complex="8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ffffff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svg:stroke-width="0.102cm"/>
    </style:style>
    <style:style style:name="ch10" style:family="chart">
      <style:graphic-properties draw:stroke="solid" draw:fill-color="#999999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961cm" svg:height="7.043cm" chart:class="chart:bar" chart:style-name="ch1">
        <chart:title svg:x="1.755cm" svg:y="0.213cm" chart:style-name="ch2">
          <text:p>Relative improvement from
 perturbed data</text:p>
        </chart:title>
        <chart:legend chart:legend-position="end" svg:x="7.623cm" svg:y="3.043cm" chart:style-name="ch3"/>
        <chart:plot-area chart:style-name="ch4" chart:data-source-has-labels="both" svg:x="0.197cm" svg:y="1.253cm" svg:width="7.471cm" svg:height="5.541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style-name="ch9"/>
            <chart:data-point chart:repeated="3"/>
          </chart:series>
          <chart:series chart:style-name="ch10" chart:values-cell-range-address="local-table.$C$2:.$C$5" chart:label-cell-address="local-table.$C$1" chart:class="chart:bar">
            <chart:data-point chart:style-name="ch9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T test</text:p>
              </table:table-cell>
              <table:table-cell office:value-type="string">
                <text:p>NIST test digits</text:p>
              </table:table-cell>
            </table:table-row>
          </table:table-header-rows>
          <table:table-rows>
            <table:table-row>
              <table:table-cell office:value-type="string">
                <text:p>SDA1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DA2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MLP1</text:p>
              </table:table-cell>
              <table:table-cell office:value-type="float" office:value="5.2">
                <text:p>5.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MLP2</text:p>
              </table:table-cell>
              <table:table-cell office:value-type="float" office:value="-0.4">
                <text:p>-0.4</text:p>
              </table:table-cell>
              <table:table-cell office:value-type="float" office:value="-29">
                <text:p>-2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0.7538003921509pt" style:font-size-asian="10.7538003921509pt" style:font-size-complex="10.7538003921509pt"/>
    </style:style>
    <style:style style:name="ch3" style:family="chart">
      <style:graphic-properties draw:stroke="none" svg:stroke-color="#b3b3b3" draw:fill="none" draw:fill-color="#e6e6e6"/>
      <style:text-properties fo:font-size="6.61772346496582pt" style:font-size-asian="6.61772346496582pt" style:font-size-complex="6.61772346496582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style:font-size-asian="8pt" style:font-size-complex="8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ffffff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svg:stroke-width="0.102cm"/>
    </style:style>
    <style:style style:name="ch10" style:family="chart">
      <style:graphic-properties draw:stroke="solid" draw:fill-color="#999999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489cm" svg:height="6.777cm" chart:class="chart:bar" chart:style-name="ch1">
        <chart:title svg:x="1.672cm" svg:y="0.205cm" chart:style-name="ch2">
          <text:p>Relative improvement from
 perturbed data</text:p>
        </chart:title>
        <chart:legend chart:legend-position="end" svg:x="7.682cm" svg:y="2.893cm" chart:style-name="ch3"/>
        <chart:plot-area chart:style-name="ch4" chart:data-source-has-labels="both" svg:x="0.188cm" svg:y="1.205cm" svg:width="7.117cm" svg:height="5.331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style-name="ch9"/>
            <chart:data-point chart:repeated="3"/>
          </chart:series>
          <chart:series chart:style-name="ch10" chart:values-cell-range-address="local-table.$C$2:.$C$5" chart:label-cell-address="local-table.$C$1" chart:class="chart:bar">
            <chart:data-point chart:style-name="ch9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T</text:p>
              </table:table-cell>
              <table:table-cell office:value-type="string">
                <text:p>NIST digits</text:p>
              </table:table-cell>
            </table:table-row>
          </table:table-header-rows>
          <table:table-rows>
            <table:table-row>
              <table:table-cell office:value-type="string">
                <text:p>SDA1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DA2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MLP1</text:p>
              </table:table-cell>
              <table:table-cell office:value-type="float" office:value="5.2">
                <text:p>5.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MLP2</text:p>
              </table:table-cell>
              <table:table-cell office:value-type="float" office:value="-0.4">
                <text:p>-0.4</text:p>
              </table:table-cell>
              <table:table-cell office:value-type="float" office:value="-29">
                <text:p>-2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4974660873413pt" style:font-size-asian="11.4974660873413pt" style:font-size-complex="11.4974660873413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cccccc"/>
      <style:text-properties fo:font-size="6pt" style:font-size-asian="6pt" style:font-size-complex="6pt"/>
    </style:style>
    <style:style style:name="ch8" style:family="chart">
      <style:chart-properties chart:solid-type="cuboid"/>
      <style:graphic-properties svg:stroke-width="0.102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524cm" svg:height="6.777cm" chart:class="chart:bar" chart:style-name="ch1">
        <chart:title svg:x="1.613cm" svg:y="0.135cm" chart:style-name="ch2">
          <text:p>Relative improvement from
multi-task setting</text:p>
        </chart:title>
        <chart:plot-area chart:style-name="ch3" chart:data-source-has-labels="both" svg:x="0.17cm" svg:y="1.224cm" svg:width="8.183cm" svg:height="5.47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style-name="ch8" chart:repeated="3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SDA-digits  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DA-lower  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DA-upper  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MLP-digits   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MLP-lower   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MLP-upper   </text:p>
              </table:table-cell>
              <table:table-cell office:value-type="float" office:value="-3.6">
                <text:p>-3.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4974660873413pt" style:font-size-asian="11.4974660873413pt" style:font-size-complex="11.4974660873413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cccccc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524cm" svg:height="6.777cm" chart:class="chart:bar" chart:style-name="ch1">
        <chart:title svg:x="1.613cm" svg:y="0.135cm" chart:style-name="ch2">
          <text:p>Relative improvement from
multi-task setting</text:p>
        </chart:title>
        <chart:plot-area chart:style-name="ch3" chart:data-source-has-labels="both" svg:x="0.17cm" svg:y="1.224cm" svg:width="8.183cm" svg:height="5.47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SDA-digits  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DA-lower  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DA-upper  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MLP-digits   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MLP-lower   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MLP-upper   </text:p>
              </table:table-cell>
              <table:table-cell office:value-type="float" office:value="-3.6">
                <text:p>-3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0.7538003921509pt" style:font-size-asian="10.7538003921509pt" style:font-size-complex="10.7538003921509pt"/>
    </style:style>
    <style:style style:name="ch3" style:family="chart">
      <style:graphic-properties draw:stroke="none" svg:stroke-color="#b3b3b3" draw:fill="none" draw:fill-color="#e6e6e6"/>
      <style:text-properties fo:font-size="6.61772346496582pt" style:font-size-asian="6.61772346496582pt" style:font-size-complex="6.61772346496582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style:font-size-asian="8pt" style:font-size-complex="8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ffffff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svg:stroke-width="0.102cm"/>
    </style:style>
    <style:style style:name="ch10" style:family="chart">
      <style:graphic-properties draw:stroke="solid" draw:fill-color="#999999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489cm" svg:height="6.777cm" chart:class="chart:bar" chart:style-name="ch1">
        <chart:title svg:x="1.672cm" svg:y="0.205cm" chart:style-name="ch2">
          <text:p>Relative improvement from
 perturbed data</text:p>
        </chart:title>
        <chart:legend chart:legend-position="end" svg:x="7.682cm" svg:y="2.893cm" chart:style-name="ch3"/>
        <chart:plot-area chart:style-name="ch4" chart:data-source-has-labels="both" svg:x="0.188cm" svg:y="1.205cm" svg:width="7.117cm" svg:height="5.331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style-name="ch9"/>
            <chart:data-point chart:repeated="3"/>
          </chart:series>
          <chart:series chart:style-name="ch10" chart:values-cell-range-address="local-table.$C$2:.$C$5" chart:label-cell-address="local-table.$C$1" chart:class="chart:bar">
            <chart:data-point chart:style-name="ch9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T</text:p>
              </table:table-cell>
              <table:table-cell office:value-type="string">
                <text:p>NIST digits</text:p>
              </table:table-cell>
            </table:table-row>
          </table:table-header-rows>
          <table:table-rows>
            <table:table-row>
              <table:table-cell office:value-type="string">
                <text:p>SDA1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DA2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MLP1</text:p>
              </table:table-cell>
              <table:table-cell office:value-type="float" office:value="5.2">
                <text:p>5.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MLP2</text:p>
              </table:table-cell>
              <table:table-cell office:value-type="float" office:value="-0.4">
                <text:p>-0.4</text:p>
              </table:table-cell>
              <table:table-cell office:value-type="float" office:value="-29">
                <text:p>-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4974660873413pt" style:font-size-asian="11.4974660873413pt" style:font-size-complex="11.4974660873413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cccccc"/>
      <style:text-properties fo:font-size="6pt" style:font-size-asian="6pt" style:font-size-complex="6pt"/>
    </style:style>
    <style:style style:name="ch8" style:family="chart">
      <style:chart-properties chart:solid-type="cuboid"/>
      <style:graphic-properties svg:stroke-width="0.102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524cm" svg:height="6.777cm" chart:class="chart:bar" chart:style-name="ch1">
        <chart:title svg:x="1.613cm" svg:y="0.135cm" chart:style-name="ch2">
          <text:p>Relative improvement from
multi-task setting</text:p>
        </chart:title>
        <chart:plot-area chart:style-name="ch3" chart:data-source-has-labels="both" svg:x="0.17cm" svg:y="1.224cm" svg:width="8.183cm" svg:height="5.47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style-name="ch8" chart:repeated="3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SDA-digits  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DA-lower  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DA-upper  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MLP-digits   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MLP-lower   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MLP-upper   </text:p>
              </table:table-cell>
              <table:table-cell office:value-type="float" office:value="-3.6">
                <text:p>-3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.2887144088745pt" style:font-size-asian="11.2887144088745pt" style:font-size-complex="11.2887144088745pt"/>
    </style:style>
    <style:style style:name="ch3" style:family="chart">
      <style:graphic-properties draw:stroke="none" svg:stroke-color="#b3b3b3" draw:fill="none" draw:fill-color="#e6e6e6"/>
      <style:text-properties fo:font-size="6.94690084457397pt" style:font-size-asian="6.94690084457397pt" style:font-size-complex="6.94690084457397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style:font-size-asian="8pt" style:font-size-complex="8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ffffff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999999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961cm" svg:height="7.043cm" chart:class="chart:bar" chart:style-name="ch1">
        <chart:title svg:x="1.755cm" svg:y="0.213cm" chart:style-name="ch2">
          <text:p>Relative improvement from
 perturbed data</text:p>
        </chart:title>
        <chart:legend chart:legend-position="end" svg:x="7.623cm" svg:y="3.043cm" chart:style-name="ch3"/>
        <chart:plot-area chart:style-name="ch4" chart:data-source-has-labels="both" svg:x="0.197cm" svg:y="1.253cm" svg:width="7.471cm" svg:height="5.541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T test</text:p>
              </table:table-cell>
              <table:table-cell office:value-type="string">
                <text:p>NIST test digits</text:p>
              </table:table-cell>
            </table:table-row>
          </table:table-header-rows>
          <table:table-rows>
            <table:table-row>
              <table:table-cell office:value-type="string">
                <text:p>SDA1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DA2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MLP1</text:p>
              </table:table-cell>
              <table:table-cell office:value-type="float" office:value="5.2">
                <text:p>5.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MLP2</text:p>
              </table:table-cell>
              <table:table-cell office:value-type="float" office:value="-0.4">
                <text:p>-0.4</text:p>
              </table:table-cell>
              <table:table-cell office:value-type="float" office:value="-29">
                <text:p>-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0693712234497pt" style:font-size-asian="12.0693712234497pt" style:font-size-complex="12.0693712234497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3557186126709pt" style:font-size-asian="8.3557186126709pt" style:font-size-complex="8.355718612670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fill-color="#cccccc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948cm" svg:height="7.043cm" chart:class="chart:bar" chart:style-name="ch1">
        <chart:title svg:x="1.696cm" svg:y="0.14cm" chart:style-name="ch2">
          <text:p>Relative improvement from
multi-task setting</text:p>
        </chart:title>
        <chart:plot-area chart:style-name="ch3" chart:data-source-has-labels="both" svg:x="0.178cm" svg:y="1.272cm" svg:width="8.59cm" svg:height="5.685cm">
          <chart:axis chart:dimension="x" chart:name="primary-x" chart:style-name="ch4">
            <chart:title svg:x="2.628cm" svg:y="6.536cm" chart:style-name="ch5">
              <text:p>Original single-task model</text:p>
            </chart:title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SDA-digits  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DA-lower  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DA-upper  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MLP-digits   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MLP-lower   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MLP-upper   </text:p>
              </table:table-cell>
              <table:table-cell office:value-type="float" office:value="-3.6">
                <text:p>-3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.2887144088745pt" style:font-size-asian="11.2887144088745pt" style:font-size-complex="11.2887144088745pt"/>
    </style:style>
    <style:style style:name="ch3" style:family="chart">
      <style:graphic-properties draw:stroke="none" svg:stroke-color="#b3b3b3" draw:fill="none" draw:fill-color="#e6e6e6"/>
      <style:text-properties fo:font-size="6.94690084457397pt" style:font-size-asian="6.94690084457397pt" style:font-size-complex="6.94690084457397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style:font-size-asian="8pt" style:font-size-complex="8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ffffff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999999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961cm" svg:height="7.043cm" chart:class="chart:bar" chart:style-name="ch1">
        <chart:title svg:x="1.755cm" svg:y="0.213cm" chart:style-name="ch2">
          <text:p>Relative improvement from
 perturbed data</text:p>
        </chart:title>
        <chart:legend chart:legend-position="end" svg:x="7.623cm" svg:y="3.043cm" chart:style-name="ch3"/>
        <chart:plot-area chart:style-name="ch4" chart:data-source-has-labels="both" svg:x="0.197cm" svg:y="1.253cm" svg:width="7.471cm" svg:height="5.541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T test</text:p>
              </table:table-cell>
              <table:table-cell office:value-type="string">
                <text:p>NIST test digits</text:p>
              </table:table-cell>
            </table:table-row>
          </table:table-header-rows>
          <table:table-rows>
            <table:table-row>
              <table:table-cell office:value-type="string">
                <text:p>SDA1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DA2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MLP1</text:p>
              </table:table-cell>
              <table:table-cell office:value-type="float" office:value="5.2">
                <text:p>5.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MLP2</text:p>
              </table:table-cell>
              <table:table-cell office:value-type="float" office:value="-0.4">
                <text:p>-0.4</text:p>
              </table:table-cell>
              <table:table-cell office:value-type="float" office:value="-29">
                <text:p>-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0693712234497pt" style:font-size-asian="12.0693712234497pt" style:font-size-complex="12.0693712234497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cccccc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948cm" svg:height="7.043cm" chart:class="chart:bar" chart:style-name="ch1">
        <chart:title svg:x="1.696cm" svg:y="0.14cm" chart:style-name="ch2">
          <text:p>Relative improvement from
multi-task setting</text:p>
        </chart:title>
        <chart:plot-area chart:style-name="ch3" chart:data-source-has-labels="both" svg:x="0.178cm" svg:y="1.272cm" svg:width="8.59cm" svg:height="5.685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SDA-digits  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DA-lower  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DA-upper  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MLP-digits   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MLP-lower   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MLP-upper   </text:p>
              </table:table-cell>
              <table:table-cell office:value-type="float" office:value="-3.6">
                <text:p>-3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